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margin-left="0in" fo:margin-right="0in" fo:text-indent="0in" style:auto-text-indent="false"/>
    </style:style>
    <style:style style:name="P68" style:family="paragraph" style:parent-style-name="Table_20_Contents">
      <style:paragraph-properties fo:margin-left="0in" fo:margin-right="0in" fo:text-align="center" style:justify-single-word="false" fo:text-indent="0in" style:auto-text-indent="false"/>
      <style:text-properties fo:color="#ffffff"/>
    </style:style>
    <style:style style:name="P69"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1" style:family="paragraph" style:parent-style-name="Table_20_Contents">
      <style:paragraph-properties fo:margin-left="0in" fo:margin-right="0in" fo:text-align="center" style:justify-single-word="false"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6" style:family="paragraph" style:parent-style-name="Table_20_Contents">
      <style:paragraph-properties fo:margin-left="0in" fo:margin-right="0in" fo:text-align="end" style:justify-single-word="false" fo:text-indent="0in" style:auto-text-indent="false" style:writing-mode="lr-tb"/>
    </style:style>
    <style:style style:name="P77"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026b"/>
    </style:style>
    <style:style style:name="T3" style:family="text">
      <style:text-properties officeooo:rsid="001df463"/>
    </style:style>
    <style:style style:name="T4" style:family="text">
      <style:text-properties officeooo:rsid="002141d3"/>
    </style:style>
    <style:style style:name="T5" style:family="text">
      <style:text-properties officeooo:rsid="00239960"/>
    </style:style>
    <style:style style:name="T6" style:family="text">
      <style:text-properties fo:font-style="normal" officeooo:rsid="00f0d540" style:font-style-asian="normal" style:font-style-complex="normal"/>
    </style:style>
    <style:style style:name="T7" style:family="text">
      <style:text-properties fo:font-style="normal" fo:font-weight="normal" officeooo:rsid="01029712" style:font-style-asian="normal" style:font-weight-asian="normal" style:font-style-complex="normal" style:font-weight-complex="normal"/>
    </style:style>
    <style:style style:name="T8" style:family="text">
      <style:text-properties fo:font-style="normal" fo:font-weight="normal" officeooo:rsid="0032efb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5d0407" fo:background-color="transparent" style:font-name-asian="Arial Unicode MS" style:font-weight-asian="normal" style:font-weight-complex="normal"/>
    </style:style>
    <style:style style:name="T65" style:family="text">
      <style:text-properties officeooo:rsid="0029f05e"/>
    </style:style>
    <style:style style:name="T66" style:family="text">
      <style:text-properties officeooo:rsid="002adb99"/>
    </style:style>
    <style:style style:name="T67" style:family="text">
      <style:text-properties officeooo:rsid="003291f5"/>
    </style:style>
    <style:style style:name="T68" style:family="text">
      <style:text-properties officeooo:rsid="0032efbb"/>
    </style:style>
    <style:style style:name="T69" style:family="text">
      <style:text-properties officeooo:rsid="003611ba"/>
    </style:style>
    <style:style style:name="T70" style:family="text">
      <style:text-properties officeooo:rsid="00371178"/>
    </style:style>
    <style:style style:name="T71" style:family="text">
      <style:text-properties officeooo:rsid="003f5d8d"/>
    </style:style>
    <style:style style:name="T72" style:family="text">
      <style:text-properties officeooo:rsid="00421f99"/>
    </style:style>
    <style:style style:name="T73" style:family="text">
      <style:text-properties officeooo:rsid="00458536"/>
    </style:style>
    <style:style style:name="T74" style:family="text">
      <style:text-properties officeooo:rsid="0047175e"/>
    </style:style>
    <style:style style:name="T75" style:family="text">
      <style:text-properties officeooo:rsid="00475bb0"/>
    </style:style>
    <style:style style:name="T76" style:family="text">
      <style:text-properties officeooo:rsid="004aa7d4"/>
    </style:style>
    <style:style style:name="T77" style:family="text">
      <style:text-properties officeooo:rsid="0053b71e"/>
    </style:style>
    <style:style style:name="T78" style:family="text">
      <style:text-properties officeooo:rsid="0054f1c6"/>
    </style:style>
    <style:style style:name="T79" style:family="text">
      <style:text-properties officeooo:rsid="005a069b"/>
    </style:style>
    <style:style style:name="T80" style:family="text">
      <style:text-properties officeooo:rsid="005b41a7"/>
    </style:style>
    <style:style style:name="T81" style:family="text">
      <style:text-properties officeooo:rsid="005cb617"/>
    </style:style>
    <style:style style:name="T82" style:family="text">
      <style:text-properties officeooo:rsid="005ec144"/>
    </style:style>
    <style:style style:name="T83" style:family="text">
      <style:text-properties officeooo:rsid="00604053"/>
    </style:style>
    <style:style style:name="T84" style:family="text">
      <style:text-properties officeooo:rsid="0060873a"/>
    </style:style>
    <style:style style:name="T85" style:family="text">
      <style:text-properties officeooo:rsid="006216da"/>
    </style:style>
    <style:style style:name="T86" style:family="text">
      <style:text-properties officeooo:rsid="0063e023"/>
    </style:style>
    <style:style style:name="T87" style:family="text">
      <style:text-properties officeooo:rsid="0069b181"/>
    </style:style>
    <style:style style:name="T88" style:family="text">
      <style:text-properties officeooo:rsid="0073b863"/>
    </style:style>
    <style:style style:name="T89" style:family="text">
      <style:text-properties officeooo:rsid="0074dd2a"/>
    </style:style>
    <style:style style:name="T90" style:family="text">
      <style:text-properties officeooo:rsid="0077faa6"/>
    </style:style>
    <style:style style:name="T91" style:family="text">
      <style:text-properties officeooo:rsid="00794541"/>
    </style:style>
    <style:style style:name="T92" style:family="text">
      <style:text-properties officeooo:rsid="007bce42"/>
    </style:style>
    <style:style style:name="T93" style:family="text">
      <style:text-properties officeooo:rsid="007bde9b"/>
    </style:style>
    <style:style style:name="T94" style:family="text">
      <style:text-properties officeooo:rsid="007c6c13"/>
    </style:style>
    <style:style style:name="T95" style:family="text">
      <style:text-properties fo:font-weight="bold" style:font-weight-asian="bold" style:font-weight-complex="bold"/>
    </style:style>
    <style:style style:name="T96" style:family="text">
      <style:text-properties fo:font-weight="bold" officeooo:rsid="007c6c13" style:font-weight-asian="bold" style:font-weight-complex="bold"/>
    </style:style>
    <style:style style:name="T97" style:family="text">
      <style:text-properties fo:font-weight="bold" officeooo:rsid="008795b8" style:font-weight-asian="bold" style:font-weight-complex="bold"/>
    </style:style>
    <style:style style:name="T98" style:family="text">
      <style:text-properties fo:font-weight="bold" officeooo:rsid="00b95caa" style:font-weight-asian="bold" style:font-weight-complex="bold"/>
    </style:style>
    <style:style style:name="T99" style:family="text">
      <style:text-properties fo:font-weight="bold" officeooo:rsid="00bfcbd2" style:font-weight-asian="bold" style:font-weight-complex="bold"/>
    </style:style>
    <style:style style:name="T100" style:family="text">
      <style:text-properties fo:font-weight="bold" officeooo:rsid="0122f888" style:font-weight-asian="bold" style:font-weight-complex="bold"/>
    </style:style>
    <style:style style:name="T101" style:family="text">
      <style:text-properties fo:font-weight="bold" officeooo:rsid="01235375" style:font-weight-asian="bold" style:font-weight-complex="bold"/>
    </style:style>
    <style:style style:name="T102" style:family="text">
      <style:text-properties fo:font-weight="bold" officeooo:rsid="0124cf10" style:font-weight-asian="bold" style:font-weight-complex="bold"/>
    </style:style>
    <style:style style:name="T103" style:family="text">
      <style:text-properties fo:font-weight="bold" officeooo:rsid="0125cc34" style:font-weight-asian="bold" style:font-weight-complex="bold"/>
    </style:style>
    <style:style style:name="T104" style:family="text">
      <style:text-properties fo:font-weight="bold" officeooo:rsid="0199266c" style:font-weight-asian="bold" style:font-weight-complex="bold"/>
    </style:style>
    <style:style style:name="T105" style:family="text">
      <style:text-properties officeooo:rsid="007e6f55"/>
    </style:style>
    <style:style style:name="T106" style:family="text">
      <style:text-properties officeooo:rsid="008795b8"/>
    </style:style>
    <style:style style:name="T107" style:family="text">
      <style:text-properties officeooo:rsid="00954c40"/>
    </style:style>
    <style:style style:name="T108" style:family="text">
      <style:text-properties officeooo:rsid="00a14147"/>
    </style:style>
    <style:style style:name="T109" style:family="text">
      <style:text-properties officeooo:rsid="00a1ea8f"/>
    </style:style>
    <style:style style:name="T110" style:family="text">
      <style:text-properties officeooo:rsid="00a2c30d"/>
    </style:style>
    <style:style style:name="T111" style:family="text">
      <style:text-properties officeooo:rsid="00b0b39f"/>
    </style:style>
    <style:style style:name="T112" style:family="text">
      <style:text-properties officeooo:rsid="00b44234"/>
    </style:style>
    <style:style style:name="T113" style:family="text">
      <style:text-properties officeooo:rsid="00b6ef90"/>
    </style:style>
    <style:style style:name="T114" style:family="text">
      <style:text-properties officeooo:rsid="00b7cbc5"/>
    </style:style>
    <style:style style:name="T115" style:family="text">
      <style:text-properties officeooo:rsid="00b95caa"/>
    </style:style>
    <style:style style:name="T116" style:family="text">
      <style:text-properties officeooo:rsid="00bfcbd2"/>
    </style:style>
    <style:style style:name="T117" style:family="text">
      <style:text-properties officeooo:rsid="00c5f234"/>
    </style:style>
    <style:style style:name="T118" style:family="text">
      <style:text-properties officeooo:rsid="00c7717f"/>
    </style:style>
    <style:style style:name="T119" style:family="text">
      <style:text-properties officeooo:rsid="00c96ab4"/>
    </style:style>
    <style:style style:name="T120" style:family="text">
      <style:text-properties officeooo:rsid="00d136b3"/>
    </style:style>
    <style:style style:name="T121" style:family="text">
      <style:text-properties officeooo:rsid="00d29877"/>
    </style:style>
    <style:style style:name="T122" style:family="text">
      <style:text-properties officeooo:rsid="00ef1c5e"/>
    </style:style>
    <style:style style:name="T123" style:family="text">
      <style:text-properties officeooo:rsid="00f0d540"/>
    </style:style>
    <style:style style:name="T124" style:family="text">
      <style:text-properties officeooo:rsid="00f2afe0"/>
    </style:style>
    <style:style style:name="T125" style:family="text">
      <style:text-properties officeooo:rsid="00f350d6"/>
    </style:style>
    <style:style style:name="T126" style:family="text">
      <style:text-properties officeooo:rsid="00f449d2"/>
    </style:style>
    <style:style style:name="T127" style:family="text">
      <style:text-properties officeooo:rsid="001df463" style:font-name-asian="Arial Unicode MS"/>
    </style:style>
    <style:style style:name="T128" style:family="text">
      <style:text-properties officeooo:rsid="01061367" style:font-name-asian="Arial Unicode MS"/>
    </style:style>
    <style:style style:name="T129" style:family="text">
      <style:text-properties officeooo:rsid="0117d211" style:font-name-asian="Arial Unicode MS"/>
    </style:style>
    <style:style style:name="T130" style:family="text">
      <style:text-properties officeooo:rsid="01191228" style:font-name-asian="Arial Unicode MS"/>
    </style:style>
    <style:style style:name="T131" style:family="text">
      <style:text-properties officeooo:rsid="017d88da" style:font-name-asian="Arial Unicode MS"/>
    </style:style>
    <style:style style:name="T132" style:family="text">
      <style:text-properties officeooo:rsid="0108b5e2"/>
    </style:style>
    <style:style style:name="T133" style:family="text">
      <style:text-properties officeooo:rsid="010a0c7d"/>
    </style:style>
    <style:style style:name="T134" style:family="text">
      <style:text-properties officeooo:rsid="0122f888"/>
    </style:style>
    <style:style style:name="T135" style:family="text">
      <style:text-properties officeooo:rsid="01235375"/>
    </style:style>
    <style:style style:name="T136" style:family="text">
      <style:text-properties officeooo:rsid="0124cf10"/>
    </style:style>
    <style:style style:name="T137" style:family="text">
      <style:text-properties officeooo:rsid="0125cc34"/>
    </style:style>
    <style:style style:name="T138" style:family="text">
      <style:text-properties officeooo:rsid="012da442"/>
    </style:style>
    <style:style style:name="T139" style:family="text">
      <style:text-properties officeooo:rsid="012ef3f3"/>
    </style:style>
    <style:style style:name="T140" style:family="text">
      <style:text-properties officeooo:rsid="010a0c7d" fo:background-color="transparent"/>
    </style:style>
    <style:style style:name="T141" style:family="text">
      <style:text-properties officeooo:rsid="012ef3f3" fo:background-color="transparent"/>
    </style:style>
    <style:style style:name="T142" style:family="text">
      <style:text-properties officeooo:rsid="01329ad0"/>
    </style:style>
    <style:style style:name="T143" style:family="text">
      <style:text-properties officeooo:rsid="0132bb5d"/>
    </style:style>
    <style:style style:name="T144" style:family="text">
      <style:text-properties officeooo:rsid="01335991"/>
    </style:style>
    <style:style style:name="T145" style:family="text">
      <style:text-properties officeooo:rsid="014112bf"/>
    </style:style>
    <style:style style:name="T146" style:family="text">
      <style:text-properties officeooo:rsid="0143b33b"/>
    </style:style>
    <style:style style:name="T147" style:family="text">
      <style:text-properties officeooo:rsid="0145a137"/>
    </style:style>
    <style:style style:name="T148" style:family="text">
      <style:text-properties officeooo:rsid="01477c7a"/>
    </style:style>
    <style:style style:name="T149" style:family="text">
      <style:text-properties officeooo:rsid="014c2cb1"/>
    </style:style>
    <style:style style:name="T150" style:family="text">
      <style:text-properties officeooo:rsid="014d5d2c"/>
    </style:style>
    <style:style style:name="T151" style:family="text">
      <style:text-properties officeooo:rsid="0150ca16"/>
    </style:style>
    <style:style style:name="T152" style:family="text">
      <style:text-properties officeooo:rsid="0152012b"/>
    </style:style>
    <style:style style:name="T153" style:family="text">
      <style:text-properties officeooo:rsid="016517ea"/>
    </style:style>
    <style:style style:name="T154" style:family="text">
      <style:text-properties officeooo:rsid="01658fbf"/>
    </style:style>
    <style:style style:name="T155" style:family="text">
      <style:text-properties officeooo:rsid="01676910"/>
    </style:style>
    <style:style style:name="T156" style:family="text">
      <style:text-properties officeooo:rsid="01692b6d"/>
    </style:style>
    <style:style style:name="T157" style:family="text">
      <style:text-properties officeooo:rsid="0193c79a"/>
    </style:style>
    <style:style style:name="T158" style:family="text">
      <style:text-properties officeooo:rsid="0199266c"/>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5">חוככים ומחוככים זרים בעברית</text:span></text:p>
      <text:p text:style-name="P30"><text:span text:style-name="T4">עבודת גמר במסגרת </text:span><text:span text:style-name="T10">פונטיקה אקוסטית </text:span><text:span text:style-name="T5">(0627.2011)</text:span></text:p>
      <text:p text:style-name="P29"><text:span text:style-name="T4"/></text:p>
      <text:p text:style-name="P29"><text:span text:style-name="T4">שגיא מעוז</text:span></text:p>
      <text:p text:style-name="P31"><text:span text:style-name="T4">החוג לבלשנות, הפקולטה למדעי הרוח</text:span></text:p>
      <text:p text:style-name="P31"><text:span text:style-name="T4">אוניברסיטת תל-אביב</text:span></text:p>
      <text:p text:style-name="P29"><text:span text:style-name="T4"/></text:p>
      <text:p text:style-name="P32"><text:a xlink:type="simple" xlink:href="mailto:sagiemao@mail.tau.ac.il"><text:span text:style-name="T4">sagiemao@mail.tau.ac.il</text:span></text:a></text:p>
      <text:p text:style-name="P29"><text:span text:style-name="T4"><text:date style:data-style-name="N116" text:date-value="2013-02-18T09:25:31.99" text:fixed="true">18 בפברואר, 2013</text:date></text:span></text:p>
      <text:p text:style-name="Title"><text:span text:style-name="T2"/></text:p>
      <text:h text:style-name="Heading_20_1" text:outline-level="1"><text:span text:style-name="T3">מבוא</text:span></text:h>
      <text:p text:style-name="P21"><text:span text:style-name="T67">בטבלה הפונטית של העברית הישראלית המודרנית מופיעים מספר עיצורים שלא היו חלק מזו של העברית ההיסטורית </text:span><text:span text:style-name="T77">(Blau 2010, 69</text:span><text:span text:style-name="T67">)</text:span><text:span text:style-name="T68"> וככל הנראה נכנסו לשפה כחלק מאימוץ של מילים וצורות שאולות משפות אחרות <text:s text:c="4"/></text:span><text:span text:style-name="T124">(</text:span><text:span text:style-name="T123">Schwarzwald </text:span><text:span text:style-name="T124">1998)</text:span><text:span text:style-name="T68">.</text:span></text:p>
      <text:p text:style-name="P13"><text:span text:style-name="T68">שני עיצורים </text:span><text:span text:style-name="T113">כ</text:span><text:span text:style-name="T68">אלו הם החוכך החיכי הקולי /ʒ/ והמחוכך החיכי הקולי /d͡ʒ/, לרוב בתעתיק </text:span><text:span text:style-name="T11">ז'</text:span><text:span text:style-name="T68"> ו-</text:span><text:span text:style-name="T11">ג'</text:span><text:span text:style-name="T68"> בהתאמה (אקדמיה ללשון העברית 2007). לשניים אלו קשר פונטי ברור –</text:span><text:span text:style-name="T69"> העיצור השני </text:span><text:span text:style-name="T68">/d͡ʒ/ </text:span><text:span text:style-name="T69">הוא תוספת של סותם קצר לעיצור הראשון </text:span><text:span text:style-name="T68">/ʒ/</text:span><text:span text:style-name="T69"> על</text:span><text:span text:style-name="T70">-מנת ליצור מחוכך.</text:span></text:p>
      <text:p text:style-name="P16"><text:span text:style-name="T70">מעבר לקשר הפונטי הנ"ל, נבחין בקשר נוסף שעולה מחקירתן של מילים שאולות מסוימות. לדוגמא, אם נשווה שתי מילים באנגלית, </text:span><text:span text:style-name="T73">jeep ו-</text:span><text:span text:style-name="T75">garage</text:span><text:span text:style-name="T73">, ששתיהן נהגות באנגלית עם </text:span><text:span text:style-name="T68">/d͡ʒ/ –</text:span><text:span text:style-name="T73"> נראה שבעוד הראשונה אומצה לעברית עם מחוכך, [</text:span><text:span text:style-name="T72">d͡ʒip</text:span><text:span text:style-name="T73">], </text:span><text:span text:style-name="T75">במילה השניה העיצור הנ"ל</text:span><text:span text:style-name="T73"> קיבל דווקא צורה של חוכך, [</text:span><text:span text:style-name="T71">ga.ˈʁaʒ</text:span><text:span text:style-name="T73">] </text:span><text:span text:style-name="T78">‏</text:span><text:span text:style-name="T74">(</text:span><text:span text:style-name="T78">Cohen </text:span><text:span text:style-name="T74">2009).</text:span></text:p>
      <text:p text:style-name="P15"><text:span text:style-name="T75">נבחין כי בעוד jeep מקורה באנגלית</text:span><text:span text:style-name="T80">,</text:span><text:span text:style-name="T75"> ל-garage מקור צרפתי </text:span><text:span text:style-name="T80">(</text:span><text:span text:style-name="T85">Harper</text:span><text:span text:style-name="T80"> 201</text:span><text:span text:style-name="T82">0</text:span><text:span text:style-name="T75">). סקירה של דוגמאות נוספות למילים משתי הקבוצות יאפשרו להכליל כי מאנגלית נשאל המחוכך </text:span><text:span text:style-name="T68">/d͡ʒ/ לעומת צרפתית שממנה נשאל דווקא החוכך /ʒ/.</text:span></text:p>
      <text:p text:style-name="P14"><text:span text:style-name="T83">בעבודה </text:span><text:span text:style-name="T68">לא ארחיב על הכללה זו, אך אבחן את ההבדלים האקוסטיים בין </text:span><text:span text:style-name="T76">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4.2673in" svg:y="0.1591in" svg:width="2.3354in" draw:z-index="0"><draw:text-box fo:min-height="3.3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3">תיאור אקוסטי</text:span></text:h>
      <text:p text:style-name="P20"><text:span text:style-name="T114">כאמור, ההבדל הפונטי היחיד בין שני העיצורים בהם עבודה זו עוסקת היא אופן החיתוך: </text:span><text:span text:style-name="T68">/ʒ/ הוא חוכך בעוד /d͡ʒ/ הוא מחוכך. שניהם זהים הן במקום החיתוך </text:span><text:span text:style-name="T115">(חיכיים) ובקוליות (שניהם קוליים).</text:span></text:p>
      <text:p text:style-name="P20"><text:span text:style-name="T115">מבחינה אקוסטית, נראה כי שני אופני החיתוך הללו שונים באופן מובהק</text:span><text:span text:style-name="T117">, לפי </text:span><text:span text:style-name="T119">Johnson 2012:</text:span></text:p>
      <text:p text:style-name="P38"><text:span text:style-name="T115">עיצורים חוככים מורכבים מ</text:span><text:span text:style-name="T98">שלב אקוסטי אחד בלבד</text:span><text:span text:style-name="T115">, המאופיין ברעש רציף לאורך ההגה. רעש זה הוא תוצאה של מערבוליות <text:s text:c="10"/></text:span><text:span text:style-name="T116">(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6">לעומתם, עיצורים מחוככים מורכבים מצליל סותם על כל </text:span><text:span text:style-name="T99">שלבי החיתוך שלו</text:span><text:span text:style-name="T116"> </text:span><text:span text:style-name="T158">(סגירה, חסימה ושחרור) – כאשר השחרור</text:span><text:span text:style-name="T104"> מלווה בחיכוך</text:span><text:span text:style-name="T158"> כמתואר לעיל, הנוצר מהר מאוד יחסית לחוככים רגילים.</text:span></text:p>
      <text:p text:style-name="P38"><text:span text:style-name="T118"/></text:p>
      <text:h text:style-name="P7" text:outline-level="1">הניסוי</text:h>
      <text:h text:style-name="P44" text:outline-level="2"><text:span text:style-name="T88">אופי הניסוי</text:span></text:h>
      <text:p text:style-name="P17"><text:span text:style-name="T88">הניסוי נערך על נבדקת אחת, </text:span><text:span text:style-name="T110">בת 26</text:span><text:span text:style-name="T111">, ילידת ישראל </text:span><text:span text:style-name="T88">ודוברת ילידית של עברית</text:span><text:span text:style-name="T89">.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5">שלוש</text:span><text:span text:style-name="T90">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8">המשפטים</text:span></text:h>
      <text:p text:style-name="P18"><text:span text:style-name="T88">מתוך </text:span><text:span text:style-name="T91">13 המשפטים שהוקלטו, </text:span><text:span text:style-name="T149">שבעה</text:span><text:span text:style-name="T91"> רלוונטיים לניתוח ושישה הוצבו באקראי כהסחה ממטרות הניסוי. ב</text:span><text:span text:style-name="T108">שבעת</text:span><text:span text:style-name="T92"> המשפטים הרלוונטיים מופיעות מילים ייצוגיות לשני העיצורים </text:span><text:span text:style-name="T68">/ʒ/ ו</text:span><text:span text:style-name="T92">-</text:span><text:span text:style-name="T68"> /d͡ʒ/</text:span><text:span text:style-name="T92"> בתחילת, אמצע וסוף מבע </text:span><text:span text:style-name="T93">(זוג מילים לכל עיצור בכל </text:span><text:span text:style-name="T112">מיקום במבע</text:span><text:span text:style-name="T93">). ניתן לראות את המשפטים ומיקומי העיצורים בתרשים </text:span><text:span text:style-name="T109">(</text:span><text:span text:style-name="T120">2</text:span><text:span text:style-name="T109">) להלן.</text:span></text:p>
      <text:p text:style-name="P18"><text:span text:style-name="T93"/></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3">בקונצרט מר אברהם נם.</text:span></text:p>
              </text:list-item>
              <text:list-item>
                <text:p text:style-name="P19"><text:span text:style-name="T93">ג</text:span><text:span text:style-name="T94">'ירפות בג'ונגל משחקות ג'ומנג'י.</text:span></text:p>
              </text:list-item>
              <text:list-item>
                <text:p text:style-name="P19"><text:span text:style-name="T94">פעם ז'ו</text:span><text:span text:style-name="T96">ז'</text:span><text:span text:style-name="T94">ו חלסטרה עשה לי ווד</text:span><text:span text:style-name="T96">ג'</text:span><text:span text:style-name="T94">י.</text:span></text:p>
              </text:list-item>
              <text:list-item>
                <text:p text:style-name="P19"><text:span text:style-name="T96">ג'</text:span><text:span text:style-name="T94">נטלמן אמיתי לא לובש ב</text:span><text:span text:style-name="T96">ז'</text:span><text:span text:style-name="T94">.</text:span></text:p>
              </text:list-item>
              <text:list-item>
                <text:p text:style-name="P19"><text:span text:style-name="T94">ורדה רזיאל ז'קונט אמרה את זה ברדיו.</text:span></text:p>
              </text:list-item>
              <text:list-item>
                <text:p text:style-name="P19"><text:span text:style-name="T94">זה בלבל אותי כל כך.</text:span></text:p>
              </text:list-item>
              <text:list-item>
                <text:p text:style-name="P19"><text:span text:style-name="T96">ז'</text:span><text:span text:style-name="T94">קט ירוק זה קצת טיפשי, אפילו למר ח</text:span><text:span text:style-name="T24">ג'</text:span><text:span text:style-name="T96">ג'</text:span><text:span text:style-name="T94">.</text:span></text:p>
              </text:list-item>
              <text:list-item>
                <text:p text:style-name="P19"><text:span text:style-name="T96">ג'</text:span><text:span text:style-name="T94">יימס דין עשה לזה פעם הומא</text:span><text:span text:style-name="T96">ז'</text:span><text:span text:style-name="T94">.</text:span></text:p>
              </text:list-item>
              <text:list-item>
                <text:p text:style-name="P19"><text:span text:style-name="T94">קניתי מרצדס מרמת גן.</text:span></text:p>
              </text:list-item>
              <text:list-item>
                <text:p text:style-name="P19"><text:span text:style-name="T94">קניתי פ</text:span><text:span text:style-name="T96">ז'</text:span><text:span text:style-name="T94">ו ביבוא אישי מר</text:span><text:span text:style-name="T96">ג'</text:span><text:span text:style-name="T94">אסטן.</text:span></text:p>
              </text:list-item>
              <text:list-item>
                <text:p text:style-name="P19"><text:span text:style-name="T94">עדיין לא סלחתי לז'וז'ו.</text:span></text:p>
              </text:list-item>
              <text:list-item>
                <text:p text:style-name="P19"><text:span text:style-name="T94">אכלנו כל כך הרבה פאד</text:span><text:span text:style-name="T96">ג'</text:span><text:span text:style-name="T94">.</text:span></text:p>
              </text:list-item>
              <text:list-item>
                <text:p text:style-name="P19"><text:span text:style-name="T96">ז'</text:span><text:span text:style-name="T94">ורנאל </text:span><text:span text:style-name="T105">גדול</text:span><text:span text:style-name="T94">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9"><text:span text:style-name="T107">עיצור</text:span></text:p>
                </table:table-cell>
                <table:table-cell table:style-name="Table4.A1" office:value-type="string">
                  <text:p text:style-name="P68">מיקום</text:p>
                </table:table-cell>
                <table:table-cell table:style-name="Table4.A1" office:value-type="string">
                  <text:p text:style-name="P70">מס<text:span text:style-name="T148">'</text:span></text:p>
                </table:table-cell>
                <table:table-cell table:style-name="Table4.A1" office:value-type="string">
                  <text:p text:style-name="P70"><text:span text:style-name="T146">מילה</text:span></text:p>
                </table:table-cell>
                <table:table-cell table:style-name="Table4.E1" office:value-type="string">
                  <text:p text:style-name="P70">משפט</text:p>
                </table:table-cell>
              </table:table-row>
              <table:table-row>
                <table:table-cell table:style-name="Table4.A3" table:number-rows-spanned="6" office:value-type="string">
                  <text:p text:style-name="P33"><text:span text:style-name="T68">/ʒ/</text:span></text:p>
                </table:table-cell>
                <table:table-cell table:style-name="Table4.B2" table:number-rows-spanned="2" office:value-type="string">
                  <text:p text:style-name="P71">תחילת מבע</text:p>
                </table:table-cell>
                <table:table-cell table:style-name="Table4.C2" office:value-type="string">
                  <text:p text:style-name="P75"><text:span text:style-name="T148">5</text:span></text:p>
                </table:table-cell>
                <table:table-cell table:style-name="Table4.D3" office:value-type="string">
                  <text:p text:style-name="P72"><text:span text:style-name="T97">ז'</text:span><text:span text:style-name="T106">קט</text:span></text:p>
                </table:table-cell>
                <table:table-cell table:style-name="Table4.E2" office:value-type="string">
                  <text:p text:style-name="P74"><text:span text:style-name="T147">(7)</text:span></text:p>
                </table:table-cell>
              </table:table-row>
              <table:table-row>
                <table:covered-table-cell/>
                <table:covered-table-cell/>
                <table:table-cell table:style-name="Table4.C3" office:value-type="string">
                  <text:p text:style-name="P75"><text:span text:style-name="T148">12</text:span></text:p>
                </table:table-cell>
                <table:table-cell table:style-name="Table4.D3" office:value-type="string">
                  <text:p text:style-name="P74"><text:span text:style-name="T97">ז'</text:span><text:span text:style-name="T106">ורנאל</text:span></text:p>
                </table:table-cell>
                <table:table-cell table:style-name="Table4.E3" office:value-type="string">
                  <text:p text:style-name="P74"><text:span text:style-name="T147">(13)</text:span></text:p>
                </table:table-cell>
              </table:table-row>
              <table:table-row>
                <table:covered-table-cell/>
                <table:table-cell table:style-name="Table4.B4" table:number-rows-spanned="2" office:value-type="string">
                  <text:p text:style-name="P71">אמצע מבע</text:p>
                </table:table-cell>
                <table:table-cell table:style-name="Table4.C4" office:value-type="string">
                  <text:p text:style-name="P75"><text:span text:style-name="T148">1</text:span></text:p>
                </table:table-cell>
                <table:table-cell table:style-name="Table4.D5" office:value-type="string">
                  <text:p text:style-name="P72"><text:span text:style-name="T106">ז'ו</text:span><text:span text:style-name="T97">ז'</text:span><text:span text:style-name="T106">ו</text:span></text:p>
                </table:table-cell>
                <table:table-cell table:style-name="Table4.E4" office:value-type="string">
                  <text:p text:style-name="P74"><text:span text:style-name="T147">(3)</text:span></text:p>
                </table:table-cell>
              </table:table-row>
              <table:table-row>
                <table:covered-table-cell/>
                <table:covered-table-cell/>
                <table:table-cell table:style-name="Table4.C5" office:value-type="string">
                  <text:p text:style-name="P75"><text:span text:style-name="T148">9</text:span></text:p>
                </table:table-cell>
                <table:table-cell table:style-name="Table4.D5" office:value-type="string">
                  <text:p text:style-name="P74"><text:span text:style-name="T106">פ</text:span><text:span text:style-name="T97">ז'</text:span><text:span text:style-name="T106">ו</text:span></text:p>
                </table:table-cell>
                <table:table-cell table:style-name="Table4.E5" office:value-type="string">
                  <text:p text:style-name="P74"><text:span text:style-name="T147">(10)</text:span></text:p>
                </table:table-cell>
              </table:table-row>
              <table:table-row>
                <table:covered-table-cell/>
                <table:table-cell table:style-name="Table4.B6" table:number-rows-spanned="2" office:value-type="string">
                  <text:p text:style-name="P71">סוף מבע</text:p>
                </table:table-cell>
                <table:table-cell table:style-name="Table4.C6" office:value-type="string">
                  <text:p text:style-name="P75"><text:span text:style-name="T148">8</text:span></text:p>
                </table:table-cell>
                <table:table-cell table:style-name="Table4.D7" office:value-type="string">
                  <text:p text:style-name="P73"><text:span text:style-name="T25">הומא</text:span><text:span text:style-name="T97">ז'</text:span></text:p>
                </table:table-cell>
                <table:table-cell table:style-name="Table4.E6" office:value-type="string">
                  <text:p text:style-name="P74"><text:span text:style-name="T147">(8)</text:span></text:p>
                </table:table-cell>
              </table:table-row>
              <table:table-row>
                <table:covered-table-cell/>
                <table:covered-table-cell/>
                <table:table-cell table:style-name="Table4.C7" office:value-type="string">
                  <text:p text:style-name="P75"><text:span text:style-name="T148">4</text:span></text:p>
                </table:table-cell>
                <table:table-cell table:style-name="Table4.D7" office:value-type="string">
                  <text:p text:style-name="P74"><text:span text:style-name="T106">ב</text:span><text:span text:style-name="T97">ז'</text:span></text:p>
                </table:table-cell>
                <table:table-cell table:style-name="Table4.E7" office:value-type="string">
                  <text:p text:style-name="P74"><text:span text:style-name="T147">(4)</text:span></text:p>
                </table:table-cell>
              </table:table-row>
              <table:table-row>
                <table:table-cell table:style-name="Table4.A8" table:number-rows-spanned="6" office:value-type="string">
                  <text:p text:style-name="P34"><text:span text:style-name="T68">/d͡ʒ/</text:span></text:p>
                </table:table-cell>
                <table:table-cell table:style-name="Table4.B8" table:number-rows-spanned="2" office:value-type="string">
                  <text:p text:style-name="P71">תחילת מבע</text:p>
                </table:table-cell>
                <table:table-cell table:style-name="Table4.C8" office:value-type="string">
                  <text:p text:style-name="P75"><text:span text:style-name="T148">3</text:span></text:p>
                </table:table-cell>
                <table:table-cell table:style-name="Table4.D9" office:value-type="string">
                  <text:p text:style-name="P71"><text:span text:style-name="T95">ג</text:span><text:span text:style-name="T97">'</text:span><text:span text:style-name="T106">נטלמן</text:span></text:p>
                </table:table-cell>
                <table:table-cell table:style-name="Table4.E8" office:value-type="string">
                  <text:p text:style-name="P74"><text:span text:style-name="T147">(4)</text:span></text:p>
                </table:table-cell>
              </table:table-row>
              <table:table-row>
                <table:covered-table-cell/>
                <table:covered-table-cell/>
                <table:table-cell table:style-name="Table4.C9" office:value-type="string">
                  <text:p text:style-name="P75"><text:span text:style-name="T148">7</text:span></text:p>
                </table:table-cell>
                <table:table-cell table:style-name="Table4.D9" office:value-type="string">
                  <text:p text:style-name="P74"><text:span text:style-name="T97">ג'</text:span><text:span text:style-name="T106">יימס</text:span></text:p>
                </table:table-cell>
                <table:table-cell table:style-name="Table4.E9" office:value-type="string">
                  <text:p text:style-name="P74"><text:span text:style-name="T147">(8)</text:span></text:p>
                </table:table-cell>
              </table:table-row>
              <table:table-row>
                <table:covered-table-cell/>
                <table:table-cell table:style-name="Table4.B10" table:number-rows-spanned="2" office:value-type="string">
                  <text:p text:style-name="P71">אמצע מבע</text:p>
                </table:table-cell>
                <table:table-cell table:style-name="Table4.C10" office:value-type="string">
                  <text:p text:style-name="P75"><text:span text:style-name="T148">2</text:span></text:p>
                </table:table-cell>
                <table:table-cell table:style-name="Table4.D11" office:value-type="string">
                  <text:p text:style-name="P72"><text:span text:style-name="T106">ווד</text:span><text:span text:style-name="T97">ג'</text:span><text:span text:style-name="T106">י</text:span></text:p>
                </table:table-cell>
                <table:table-cell table:style-name="Table4.E10" office:value-type="string">
                  <text:p text:style-name="P74"><text:span text:style-name="T147">(3)</text:span></text:p>
                </table:table-cell>
              </table:table-row>
              <table:table-row>
                <table:covered-table-cell/>
                <table:covered-table-cell/>
                <table:table-cell table:style-name="Table4.C11" office:value-type="string">
                  <text:p text:style-name="P75"><text:span text:style-name="T148">10</text:span></text:p>
                </table:table-cell>
                <table:table-cell table:style-name="Table4.D11" office:value-type="string">
                  <text:p text:style-name="P74"><text:span text:style-name="T106">ר</text:span><text:span text:style-name="T97">ג'</text:span><text:span text:style-name="T106">אסטן</text:span></text:p>
                </table:table-cell>
                <table:table-cell table:style-name="Table4.E11" office:value-type="string">
                  <text:p text:style-name="P74"><text:span text:style-name="T147">(10)</text:span></text:p>
                </table:table-cell>
              </table:table-row>
              <table:table-row>
                <table:covered-table-cell/>
                <table:table-cell table:style-name="Table4.B12" table:number-rows-spanned="2" office:value-type="string">
                  <text:p text:style-name="P71">סוף מבע</text:p>
                </table:table-cell>
                <table:table-cell table:style-name="Table4.C12" office:value-type="string">
                  <text:p text:style-name="P75"><text:span text:style-name="T148">6</text:span></text:p>
                </table:table-cell>
                <table:table-cell table:style-name="Table4.D12" office:value-type="string">
                  <text:p text:style-name="P72"><text:span text:style-name="T106">חג'</text:span><text:span text:style-name="T97">ג'</text:span></text:p>
                </table:table-cell>
                <table:table-cell table:style-name="Table4.E12" office:value-type="string">
                  <text:p text:style-name="P74"><text:span text:style-name="T147">(7)</text:span></text:p>
                </table:table-cell>
              </table:table-row>
              <table:table-row>
                <table:covered-table-cell/>
                <table:covered-table-cell/>
                <table:table-cell table:style-name="Table4.C13" office:value-type="string">
                  <text:p text:style-name="P75"><text:span text:style-name="T148">11</text:span></text:p>
                </table:table-cell>
                <table:table-cell table:style-name="Table4.D13" office:value-type="string">
                  <text:p text:style-name="P74"><text:span text:style-name="T106">פאד</text:span><text:span text:style-name="T97">ג'</text:span></text:p>
                </table:table-cell>
                <table:table-cell table:style-name="Table4.E13" office:value-type="string">
                  <text:p text:style-name="P74"><text:span text:style-name="T147">(12)</text:span></text:p>
                </table:table-cell>
              </table:table-row>
            </table:table>
            <text:p text:style-name="Table_20_Contents"/>
          </table:table-cell>
        </table:table-row>
      </table:table>
      <text:p text:style-name="P43">(<text:span text:style-name="T121">2</text:span>) המשפטים שהוקלטו ומיפויים</text:p>
      <text:h text:style-name="P45" text:outline-level="2"><text:span text:style-name="T126">הערה לגבי הניסוי</text:span></text:h>
      <text:p text:style-name="P22"><text:span text:style-name="T126">רק בעת ההקלטה נוכחתי לדעת שהדוברת מבטאת באופן עקבי את מילה </text:span><text:span text:style-name="T155">(</text:span><text:span text:style-name="T154">5</text:span><text:span text:style-name="T155">)</text:span><text:span text:style-name="T126">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7"> נוספה לדוגמאות עבור </text:span><text:span text:style-name="T8">/d͡ʒ/.</text:span></text:p>
      <text:h text:style-name="P9" text:outline-level="1"><text:span text:style-name="T127">ניתוח הניסוי</text:span></text:h>
      <text:h text:style-name="P1" text:outline-level="3"><text:span text:style-name="T131">נתונים ומגמות</text:span></text:h>
      <text:p text:style-name="P42"><text:span text:style-name="T128">העיצורים שנבחנו והתנועות המקיפות אותם נתחמו על-גבי ההקלטה בתוכנת Praat, ונעשתה חלוקה של צלילי העיצורים לסגמנטים ע"פ Johnson 2012. בטבלה </text:span><text:span text:style-name="T129">(3) מרוכזים נתוני</text:span><text:span text:style-name="T128">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4">מס'</text:span></text:p>
          </table:table-cell>
          <table:table-cell table:style-name="Table1.A1" office:value-type="string">
            <text:p text:style-name="P61">מילה</text:p>
          </table:table-cell>
          <table:table-cell table:style-name="Table1.A1" office:value-type="string">
            <text:p text:style-name="P61">אורך <text:span text:style-name="T133">(שניות)</text:span></text:p>
          </table:table-cell>
          <table:table-cell table:style-name="Table1.A1" office:value-type="string">
            <text:p text:style-name="P61">קוליות</text:p>
          </table:table-cell>
          <table:table-cell table:style-name="Table1.G1" office:value-type="string">
            <text:p text:style-name="P61"><text:span text:style-name="T142">מס'</text:span><text:span text:style-name="T132"> סגמנטים</text:span></text:p>
          </table:table-cell>
        </table:table-row>
        <table:table-row>
          <table:table-cell table:style-name="Table1.A2" table:number-rows-spanned="8" office:value-type="string">
            <text:p text:style-name="P54"><text:span text:style-name="T132">/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3">12</text:span></text:p>
          </table:table-cell>
          <table:table-cell table:style-name="Table1.D2" office:value-type="string">
            <text:p text:style-name="P55"><text:span text:style-name="T95">ז</text:span><text:span text:style-name="T100">'</text:span><text:span text:style-name="T134">ורנאל</text:span></text:p>
          </table:table-cell>
          <table:table-cell table:style-name="Table1.E2" office:value-type="string">
            <text:p text:style-name="P56"><text:span text:style-name="T133">0.085064</text:span></text:p>
          </table:table-cell>
          <table:table-cell table:style-name="Table1.F2" office:value-type="string">
            <text:p text:style-name="P53">קולי</text:p>
          </table:table-cell>
          <table:table-cell table:style-name="Table1.G2" office:value-type="string">
            <text:p text:style-name="P56"><text:span text:style-name="T134">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3">0.085064</text:span></text:p>
          </table:table-cell>
          <table:table-cell table:style-name="Table1.F3" office:value-type="string">
            <text:p text:style-name="P63">קולי</text:p>
          </table:table-cell>
          <table:table-cell table:style-name="Table1.G3" office:value-type="string">
            <text:p text:style-name="P64"><text:span text:style-name="T133">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3">1</text:span></text:p>
          </table:table-cell>
          <table:table-cell table:style-name="Table1.D4" office:value-type="string">
            <text:p text:style-name="P55">ז<text:span text:style-name="T135">'ו</text:span><text:span text:style-name="T101">ז'</text:span><text:span text:style-name="T135">ו</text:span></text:p>
          </table:table-cell>
          <table:table-cell table:style-name="Table1.E4" office:value-type="string">
            <text:p text:style-name="P57"><text:span text:style-name="T135">0.069624</text:span></text:p>
          </table:table-cell>
          <table:table-cell table:style-name="Table1.F4" office:value-type="string">
            <text:p text:style-name="P57"><text:span text:style-name="T133">בלתי-קולי</text:span></text:p>
          </table:table-cell>
          <table:table-cell table:style-name="Table1.G4" office:value-type="string">
            <text:p text:style-name="P57"><text:span text:style-name="T135">2</text:span></text:p>
          </table:table-cell>
        </table:table-row>
        <table:table-row>
          <table:covered-table-cell/>
          <table:covered-table-cell/>
          <table:table-cell table:style-name="Table1.C5" office:value-type="string">
            <text:p text:style-name="P60"><text:span text:style-name="T143">9</text:span></text:p>
          </table:table-cell>
          <table:table-cell table:style-name="Table1.D5" office:value-type="string">
            <text:p text:style-name="P55">פ<text:span text:style-name="T95">ז</text:span><text:span text:style-name="T101">'</text:span><text:span text:style-name="T135">ו</text:span></text:p>
          </table:table-cell>
          <table:table-cell table:style-name="Table1.E5" office:value-type="string">
            <text:p text:style-name="P57"><text:span text:style-name="T135">0.06</text:span><text:span text:style-name="T138">8978</text:span></text:p>
          </table:table-cell>
          <table:table-cell table:style-name="Table1.F5" office:value-type="string">
            <text:p text:style-name="P57">בלתי<text:span text:style-name="T133">-קולי</text:span></text:p>
          </table:table-cell>
          <table:table-cell table:style-name="Table1.G5" office:value-type="string">
            <text:p text:style-name="P57"><text:span text:style-name="T135">2</text:span></text:p>
          </table:table-cell>
        </table:table-row>
        <table:table-row>
          <table:covered-table-cell/>
          <table:covered-table-cell/>
          <table:table-cell table:style-name="Table1.C6" office:value-type="string">
            <text:p text:style-name="P77"/>
          </table:table-cell>
          <table:table-cell table:style-name="Table1.D6" office:value-type="string">
            <text:p text:style-name="P64">ממוצע</text:p>
          </table:table-cell>
          <table:table-cell table:style-name="Table1.E6" office:value-type="string">
            <text:p text:style-name="P64"><text:span text:style-name="T133">0.</text:span><text:span text:style-name="T140">0693</text:span><text:span text:style-name="T141">01</text:span></text:p>
          </table:table-cell>
          <table:table-cell table:style-name="Table1.F6" office:value-type="string">
            <text:p text:style-name="P63">בלתי<text:span text:style-name="T133">-קולי</text:span></text:p>
          </table:table-cell>
          <table:table-cell table:style-name="Table1.G6" office:value-type="string">
            <text:p text:style-name="P64"><text:span text:style-name="T133">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3">8</text:span></text:p>
          </table:table-cell>
          <table:table-cell table:style-name="Table1.D7" office:value-type="string">
            <text:p text:style-name="P55">הומא<text:span text:style-name="T95">ז</text:span><text:span text:style-name="T101">'</text:span></text:p>
          </table:table-cell>
          <table:table-cell table:style-name="Table1.E7" office:value-type="string">
            <text:p text:style-name="P57"><text:span text:style-name="T135">0.196778</text:span></text:p>
          </table:table-cell>
          <table:table-cell table:style-name="Table1.F7" office:value-type="string">
            <text:p text:style-name="P53">קולי</text:p>
          </table:table-cell>
          <table:table-cell table:style-name="Table1.G7" office:value-type="string">
            <text:p text:style-name="P57"><text:span text:style-name="T135">2</text:span></text:p>
          </table:table-cell>
        </table:table-row>
        <table:table-row>
          <table:covered-table-cell/>
          <table:covered-table-cell/>
          <table:table-cell table:style-name="Table1.C8" office:value-type="string">
            <text:p text:style-name="P60"><text:span text:style-name="T143">4</text:span></text:p>
          </table:table-cell>
          <table:table-cell table:style-name="Table1.D8" office:value-type="string">
            <text:p text:style-name="P55">ב<text:span text:style-name="T95">ז</text:span><text:span text:style-name="T101">'</text:span></text:p>
          </table:table-cell>
          <table:table-cell table:style-name="Table1.E8" office:value-type="string">
            <text:p text:style-name="P57"><text:span text:style-name="T135">0.145869</text:span></text:p>
          </table:table-cell>
          <table:table-cell table:style-name="Table1.F8" office:value-type="string">
            <text:p text:style-name="P53">בלתי<text:span text:style-name="T135">-קולי</text:span></text:p>
          </table:table-cell>
          <table:table-cell table:style-name="Table1.G8" office:value-type="string">
            <text:p text:style-name="P57"><text:span text:style-name="T135">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3">0.1713235</text:span></text:p>
          </table:table-cell>
          <table:table-cell table:style-name="Table1.F9" office:value-type="string">
            <text:p text:style-name="P63">מעורב</text:p>
          </table:table-cell>
          <table:table-cell table:style-name="Table1.G9" office:value-type="string">
            <text:p text:style-name="P64"><text:span text:style-name="T133">1.</text:span><text:span text:style-name="T133">5</text:span></text:p>
          </table:table-cell>
        </table:table-row>
        <table:table-row>
          <table:table-cell table:style-name="Table1.A2" table:number-rows-spanned="10" office:value-type="string">
            <text:p text:style-name="P54"><text:span text:style-name="T132">/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3">3</text:span></text:p>
          </table:table-cell>
          <table:table-cell table:style-name="Table1.D10" office:value-type="string">
            <text:p text:style-name="P58"><text:span text:style-name="T102">ג'</text:span><text:span text:style-name="T136">נטלמן</text:span></text:p>
          </table:table-cell>
          <table:table-cell table:style-name="Table1.E10" office:value-type="string">
            <text:p text:style-name="P58"><text:span text:style-name="T136">0.127886</text:span></text:p>
          </table:table-cell>
          <table:table-cell table:style-name="Table1.F10" office:value-type="string">
            <text:p text:style-name="P53">בלתי<text:span text:style-name="T136">-קולי</text:span></text:p>
          </table:table-cell>
          <table:table-cell table:style-name="Table1.G10" office:value-type="string">
            <text:p text:style-name="P58"><text:span text:style-name="T136">3</text:span></text:p>
          </table:table-cell>
        </table:table-row>
        <table:table-row>
          <table:covered-table-cell/>
          <table:covered-table-cell/>
          <table:table-cell table:style-name="Table1.C11" office:value-type="string">
            <text:p text:style-name="P60"><text:span text:style-name="T143">7</text:span></text:p>
          </table:table-cell>
          <table:table-cell table:style-name="Table1.D11" office:value-type="string">
            <text:p text:style-name="P55"><text:span text:style-name="T95">ג</text:span><text:span text:style-name="T102">'</text:span><text:span text:style-name="T136">יימס</text:span></text:p>
          </table:table-cell>
          <table:table-cell table:style-name="Table1.E12" office:value-type="string">
            <text:p text:style-name="P58"><text:span text:style-name="T136">0.154775</text:span></text:p>
          </table:table-cell>
          <table:table-cell table:style-name="Table1.F11" office:value-type="string">
            <text:p text:style-name="P53">מעורב</text:p>
          </table:table-cell>
          <table:table-cell table:style-name="Table1.G11" office:value-type="string">
            <text:p text:style-name="P58"><text:span text:style-name="T136">2</text:span></text:p>
          </table:table-cell>
        </table:table-row>
        <table:table-row>
          <table:covered-table-cell/>
          <table:covered-table-cell/>
          <table:table-cell table:style-name="Table1.C12" office:value-type="string">
            <text:p text:style-name="P60"><text:span text:style-name="T143">5</text:span></text:p>
          </table:table-cell>
          <table:table-cell table:style-name="Table1.D12" office:value-type="string">
            <text:p text:style-name="P55"><text:span text:style-name="T102">ז'</text:span><text:span text:style-name="T136">קט</text:span><text:span text:style-name="T136"><text:note text:id="ftn0" text:note-class="footnote"><text:note-citation>1</text:note-citation><text:note-body><text:p text:style-name="Footnote">ראה סעיף <text:span text:style-name="T153">3.3 'הערה לגבי הניסוי' והקלטת מילה </text:span><text:span text:style-name="T156">(5)</text:span><text:span text:style-name="T153"> ז'קט.</text:span></text:p></text:note-body></text:note></text:span></text:p>
          </table:table-cell>
          <table:table-cell table:style-name="Table1.E12" office:value-type="string">
            <text:p text:style-name="P66"><text:span text:style-name="T136">0.</text:span><text:span text:style-name="T136">06</text:span><text:span text:style-name="T138">1765</text:span></text:p>
          </table:table-cell>
          <table:table-cell table:style-name="Table1.F12" office:value-type="string">
            <text:p text:style-name="P53">קולי</text:p>
          </table:table-cell>
          <table:table-cell table:style-name="Table1.G12" office:value-type="string">
            <text:p text:style-name="P58"><text:span text:style-name="T136">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39">0.114808</text:span></text:p>
          </table:table-cell>
          <table:table-cell table:style-name="Table1.F13" office:value-type="string">
            <text:p text:style-name="P63">מעורב</text:p>
          </table:table-cell>
          <table:table-cell table:style-name="Table1.G13" office:value-type="string">
            <text:p text:style-name="P64"><text:span text:style-name="T133">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3">2</text:span></text:p>
          </table:table-cell>
          <table:table-cell table:style-name="Table1.D14" office:value-type="string">
            <text:p text:style-name="P55">ווד<text:span text:style-name="T95">ג</text:span><text:span text:style-name="T103">'</text:span><text:span text:style-name="T137">י</text:span></text:p>
          </table:table-cell>
          <table:table-cell table:style-name="Table1.E14" office:value-type="string">
            <text:p text:style-name="P59"><text:span text:style-name="T137">0.147178</text:span></text:p>
          </table:table-cell>
          <table:table-cell table:style-name="Table1.F14" office:value-type="string">
            <text:p text:style-name="P53"><text:span text:style-name="T133">בלתי</text:span><text:span text:style-name="T137">-קולי</text:span></text:p>
          </table:table-cell>
          <table:table-cell table:style-name="Table1.G14" office:value-type="string">
            <text:p text:style-name="P59"><text:span text:style-name="T137">3</text:span></text:p>
          </table:table-cell>
        </table:table-row>
        <table:table-row>
          <table:covered-table-cell/>
          <table:covered-table-cell/>
          <table:table-cell table:style-name="Table1.C15" office:value-type="string">
            <text:p text:style-name="P60"><text:span text:style-name="T143">10</text:span></text:p>
          </table:table-cell>
          <table:table-cell table:style-name="Table1.D15" office:value-type="string">
            <text:p text:style-name="P55">בר<text:span text:style-name="T95">ג</text:span><text:span text:style-name="T103">'</text:span><text:span text:style-name="T137">סטן</text:span></text:p>
          </table:table-cell>
          <table:table-cell table:style-name="Table1.E15" office:value-type="string">
            <text:p text:style-name="P59"><text:span text:style-name="T137">0.104353</text:span></text:p>
          </table:table-cell>
          <table:table-cell table:style-name="Table1.F15" office:value-type="string">
            <text:p text:style-name="P53">בלת<text:span text:style-name="T137">י-קולי</text:span></text:p>
          </table:table-cell>
          <table:table-cell table:style-name="Table1.G15" office:value-type="string">
            <text:p text:style-name="P59"><text:span text:style-name="T137">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3">0.1257655</text:span></text:p>
          </table:table-cell>
          <table:table-cell table:style-name="Table1.F16" office:value-type="string">
            <text:p text:style-name="P63">בלתי<text:span text:style-name="T133">-קולי</text:span></text:p>
          </table:table-cell>
          <table:table-cell table:style-name="Table1.G16" office:value-type="string">
            <text:p text:style-name="P64"><text:span text:style-name="T133">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3">6</text:span></text:p>
          </table:table-cell>
          <table:table-cell table:style-name="Table1.D17" office:value-type="string">
            <text:p text:style-name="P55">חג<text:span text:style-name="T137">'</text:span><text:span text:style-name="T103">ג'</text:span></text:p>
          </table:table-cell>
          <table:table-cell table:style-name="Table1.E18" office:value-type="string">
            <text:p text:style-name="P59"><text:span text:style-name="T137">0.178242</text:span></text:p>
          </table:table-cell>
          <table:table-cell table:style-name="Table1.F17" office:value-type="string">
            <text:p text:style-name="P53">בלתי<text:span text:style-name="T137">-קולי</text:span></text:p>
          </table:table-cell>
          <table:table-cell table:style-name="Table1.G17" office:value-type="string">
            <text:p text:style-name="P59"><text:span text:style-name="T137">4</text:span></text:p>
          </table:table-cell>
        </table:table-row>
        <table:table-row>
          <table:covered-table-cell/>
          <table:covered-table-cell/>
          <table:table-cell table:style-name="Table1.C18" office:value-type="string">
            <text:p text:style-name="P60"><text:span text:style-name="T143">11</text:span></text:p>
          </table:table-cell>
          <table:table-cell table:style-name="Table1.D18" office:value-type="string">
            <text:p text:style-name="P55">פאד<text:span text:style-name="T95">ג</text:span><text:span text:style-name="T103">'</text:span></text:p>
          </table:table-cell>
          <table:table-cell table:style-name="Table1.E18" office:value-type="string">
            <text:p text:style-name="P59"><text:span text:style-name="T137">0.269897</text:span></text:p>
          </table:table-cell>
          <table:table-cell table:style-name="Table1.F18" office:value-type="string">
            <text:p text:style-name="P53">מעורב</text:p>
          </table:table-cell>
          <table:table-cell table:style-name="Table1.G18" office:value-type="string">
            <text:p text:style-name="P59"><text:span text:style-name="T137">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3">0.2240695</text:span></text:p>
          </table:table-cell>
          <table:table-cell table:style-name="Table1.F19" office:value-type="string">
            <text:p text:style-name="P63">מעורב</text:p>
          </table:table-cell>
          <table:table-cell table:style-name="Table1.G19" office:value-type="string">
            <text:p text:style-name="P64"><text:span text:style-name="T133">3.5</text:span></text:p>
          </table:table-cell>
        </table:table-row>
      </table:table>
      <text:p text:style-name="Caption">(3) נתוני הניתוח עבור המילים שהוקלטו</text:p>
      <text:p text:style-name="P39"><text:span text:style-name="T127">ניתן להבחין בטבלה </text:span><text:span text:style-name="T130">(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7">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הגלים קטנים דרמטית),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3">מסקנות </text:span><text:span text:style-name="T151">מהניתוח</text:span></text:h>
      <text:p text:style-name="P23"><text:span text:style-name="T150">מהתוצאות המובאות בסעיף </text:span><text:span text:style-name="T152">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4">ושה, אך ניתן להסביר זאת בכך שבשתיהן העיצור שנותח הוא בתחילת מבע וככזה עלול להיות מזורז מהרגיל.</text:span></text:p>
      <text:p text:style-name="P24"><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ראשית העבודה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ביבליוגרפיה</text:h>
      <text:p text:style-name="P41"><text:span text:style-name="T65">אקדמיה ללשון העברית, </text:span><text:span text:style-name="T9">התעתיק מלועזית לעברית – כללים חדשים</text:span><text:span text:style-name="T65">. האקדמיה ללשון העברית. פורסם 2007. אוחזר </text:span><text:span text:style-name="T86">18 בפברואר, 2013.</text:span><text:span text:style-name="T66"> </text:span><text:a xlink:type="simple" xlink:href="http://hebrew-academy.huji.ac.il/hahlatot/TheTranscription/Documents/LAT-HEB.pdf"><text:span text:style-name="T66">http://hebrew-academy.huji.ac.il/hahlatot/TheTranscription/Documents/LAT-HEB.pdf</text:span></text:a><text:span text:style-name="T81">.</text:span></text:p>
      <text:p text:style-name="P35"><text:span text:style-name="T77">Blau, Joshua. </text:span><text:span text:style-name="T13">Phonology and morphology of Biblical Hebrew</text:span><text:span text:style-name="T77">. Winona Lake, Indiana: Eisenbrauns, 2010.</text:span></text:p>
      <text:p text:style-name="P37"><text:span text:style-name="T79">Cohen, Evan-Gary. </text:span><text:span text:style-name="T12">The role of similarity in phonology: Evidence from loanword adaptation in Hebrew</text:span><text:span text:style-name="T79">. PhD diss., Tel Aviv University, 2009.</text:span></text:p>
      <text:p text:style-name="P37"><text:span text:style-name="T84">Harper, Douglas. Dictionary.com. Online Etymology Dictionary, </text:span><text:span text:style-name="T14">jeep</text:span><text:span text:style-name="T84">. Last modified 2010. Accessed February 18, 2013. </text:span><text:a xlink:type="simple" xlink:href="http://dictionary.reference.com/browse/jeep"><text:span text:style-name="T84">http://dictionary.reference.com/browse/jeep</text:span></text:a><text:span text:style-name="T84">.</text:span></text:p>
      <text:p text:style-name="P37"><text:span text:style-name="T84">Harper, Douglas. Dictionary.com. Online Etymology Dictionary, </text:span><text:span text:style-name="T14">garage</text:span><text:span text:style-name="T84">. Last modified 2010. Accessed February 18, 2013. </text:span><text:a xlink:type="simple" xlink:href="http://dictionary.reference.com/browse/garage"><text:span text:style-name="T84">http://dictionary.reference.com/browse/garage</text:span></text:a><text:span text:style-name="T84">.</text:span></text:p>
      <text:p text:style-name="P37"><text:span text:style-name="T122">Johnson, Keith. </text:span><text:span text:style-name="T15">Acoustic and Auditory Phonetics</text:span><text:span text:style-name="T122">. 3rd ed. West Sussex: Wiley-Blackwell, 2012.</text:span></text:p>
      <text:p text:style-name="P36"><text:span text:style-name="T123">Schwarzwald, Ora Rodrigue. </text:span><text:span text:style-name="T16">Word foreignness in Modern Hebrew</text:span><text:span text:style-name="T6">.</text:span><text:span text:style-name="T123">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1"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8</text:page-number></text:span><text:span text:style-name="MT2"> מתוך </text:span><text:span text:style-name="MT2"><text:page-count>8</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20:12</dc:date>
    <meta:editing-duration>P3DT7H9M17S</meta:editing-duration>
    <meta:editing-cycles>408</meta:editing-cycles>
    <meta:generator>LibreOffice/3.6$MacOSX_x86 LibreOffice_project/5b93205-6e6b3fc-7830f6d-c08ad66-1d9bf4</meta:generator>
    <dc:creator>Sagie Maoz</dc:creator>
    <meta:document-statistic meta:table-count="4" meta:image-count="5" meta:object-count="0" meta:page-count="8" meta:paragraph-count="230" meta:word-count="1542" meta:character-count="8997" meta:non-whitespace-character-count="7685"/>
  </office:meta>
</office:document-meta>
</file>